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fo:margin-top="2.794cm" fo:margin-bottom="0cm" table:align="left"/>
    </style:style>
    <style:style style:name="Table1.A" style:family="table-column">
      <style:table-column-properties style:column-width="7.355cm"/>
    </style:style>
    <style:style style:name="Table1.B" style:family="table-column">
      <style:table-column-properties style:column-width="5.345cm"/>
    </style:style>
    <style:style style:name="Table1.C" style:family="table-column">
      <style:table-column-properties style:column-width="3.678cm"/>
    </style:style>
    <style:style style:name="Table1.D" style:family="table-column">
      <style:table-column-properties style:column-width="1.217cm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First_20_Page">
      <style:paragraph-properties style:page-number="auto"/>
    </style:style>
    <style:style style:name="T1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user.lang or 'fr_FR')&gt;">&lt;setLang(user.lang or 'fr_FR')&gt;</text:text-input></text:p>
      <text:p text:style-name="Header_20_right">Nouméa le, <text:text-input text:description="&lt;formatLang(o.datewotime,date=True)&gt;">&lt;formatLang(o.datewotime,date=True)&gt;</text:text-input></text:p>
      <text:p text:style-name="Standard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<text:text-input text:description="&lt;for each='line in o.cardiology_line_ids'&gt;">&lt;for each='line in o.cardiology_line_ids'&gt;</text:text-input></text:p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line.exam_id.name&gt;">&lt;line.exam_id.name&gt;</text:text-input></text:p>
          </table:table-cell>
          <table:table-cell table:style-name="Table1.A1" table:number-columns-spanned="3" office:value-type="string">
            <text:p text:style-name="Table_20_Contents"><text:text-input text:description="&lt;line.comment&gt;">&lt;line.comment&gt;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<text:span text:style-name="Source_20_Text"><text:text-input text:description="&lt;/for&gt;">&lt;/for&gt;</text:text-input>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able_20_Contents"><text:span text:style-name="Source_20_Text"/></text:p>
      <text:p text:style-name="Signature"><text:span text:style-name="Source_20_Text"><text:text-input text:description="&lt;user.signature&gt;">signature</text:text-input></text:span></text:p>
      <text:p text:style-name="Table_20_Contents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margin-top="0cm" fo:margin-bottom="1.499cm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Source_20_Text" style:display-name="Source Text" style:family="text">
      <style:text-properties style:font-name="DejaVu Sans Mono" style:font-name-asian="Droid Sans" style:font-name-complex="FreeSans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5-03-19T14:12:25</dc:date>
    <meta:editing-duration>PT5H15M20S</meta:editing-duration>
    <meta:editing-cycles>57</meta:editing-cycles>
    <meta:generator>LibreOffice/3.5$Linux_X86_64 LibreOffice_project/350m1$Build-2</meta:generator>
    <dc:creator>L. FRANCOIS</dc:creator>
    <meta:document-statistic meta:table-count="1" meta:image-count="0" meta:object-count="0" meta:page-count="1" meta:paragraph-count="8" meta:word-count="27" meta:character-count="357" meta:non-whitespace-character-count="338"/>
  </office:meta>
</office:document-meta>
</file>